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font-weight="normal" style:font-weight-asian="normal" style:font-weight-complex="normal"/>
    </style:style>
    <style:style style:name="P2" style:family="paragraph" style:parent-style-name="Text_20_body">
      <style:paragraph-properties fo:margin-left="1.251cm" fo:margin-right="0cm" fo:text-indent="0cm" style:auto-text-indent="false"/>
    </style:style>
    <style:style style:name="P3" style:family="paragraph" style:parent-style-name="Text_20_body">
      <style:paragraph-properties fo:margin-left="1.251cm" fo:margin-right="0cm" fo:text-indent="0cm" style:auto-text-indent="false"/>
      <style:text-properties fo:font-weight="normal" style:font-weight-asian="normal" style:font-weight-complex="normal"/>
    </style:style>
    <style:style style:name="P4" style:family="paragraph" style:parent-style-name="Text_20_body">
      <style:paragraph-properties fo:margin-left="0cm" fo:margin-right="0cm" fo:text-indent="0cm" style:auto-text-indent="false"/>
    </style:style>
    <style:style style:name="P5" style:family="paragraph" style:parent-style-name="Text_20_body">
      <style:paragraph-properties fo:margin-left="0cm" fo:margin-right="0cm" fo:text-indent="0cm" style:auto-text-indent="false"/>
      <style:text-properties fo:font-weight="normal" style:font-weight-asian="normal" style:font-weight-complex="normal"/>
    </style:style>
    <style:style style:name="P6" style:family="paragraph" style:parent-style-name="Text_20_body">
      <style:paragraph-properties fo:margin-left="1.251cm" fo:margin-right="0cm" fo:text-indent="0cm" style:auto-text-indent="false"/>
    </style:style>
    <style:style style:name="P7" style:family="paragraph" style:parent-style-name="Text_20_body" style:list-style-name="L1">
      <style:paragraph-properties fo:margin-left="1.251cm" fo:margin-right="0cm" fo:text-indent="0cm" style:auto-text-indent="false"/>
    </style:style>
    <style:style style:name="P8" style:family="paragraph" style:parent-style-name="Text_20_body">
      <style:paragraph-properties fo:margin-left="0cm" fo:margin-right="0cm" fo:text-indent="0cm" style:auto-text-indent="false"/>
    </style:style>
    <style:style style:name="P9" style:family="paragraph" style:parent-style-name="Text_20_body" style:list-style-name="L1">
      <style:paragraph-properties fo:margin-left="0cm" fo:margin-right="0cm" fo:text-indent="0cm" style:auto-text-indent="false"/>
    </style:style>
    <style:style style:name="P10" style:family="paragraph" style:parent-style-name="Text_20_body" style:list-style-name="L1">
      <style:paragraph-properties fo:margin-left="0cm" fo:margin-right="0cm" fo:text-indent="0cm" style:auto-text-indent="false"/>
      <style:text-properties style:text-underline-style="none"/>
    </style:style>
    <style:style style:name="P11" style:family="paragraph" style:parent-style-name="Contents_20_2">
      <style:paragraph-properties>
        <style:tab-stops>
          <style:tab-stop style:position="16.501cm" style:type="right" style:leader-style="dotted" style:leader-text="."/>
        </style:tab-stops>
      </style:paragraph-properties>
    </style:style>
    <style:style style:name="P12" style:family="paragraph" style:parent-style-name="Contents_20_1">
      <style:paragraph-properties>
        <style:tab-stops>
          <style:tab-stop style:position="17cm" style:type="right" style:leader-style="dotted" style:leader-text="."/>
        </style:tab-stops>
      </style:paragraph-properties>
    </style:style>
    <style:style style:name="P13" style:family="paragraph" style:parent-style-name="Contents_20_3">
      <style:paragraph-properties>
        <style:tab-stops>
          <style:tab-stop style:position="16.002cm" style:type="right" style:leader-style="dotted" style:leader-text="."/>
        </style:tab-stops>
      </style:paragraph-properties>
    </style:style>
    <style:style style:name="T1" style:family="text">
      <style:text-properties style:text-underline-style="none" fo:font-weight="normal" style:font-weight-asian="normal" style:font-weight-complex="normal"/>
    </style:style>
    <style:style style:name="T2" style:family="text">
      <style:text-properties fo:font-weight="normal" style:font-weight-asian="normal" style:font-weight-complex="normal"/>
    </style:style>
    <style:style style:name="T3" style:family="text">
      <style:text-properties fo:font-style="italic" style:font-style-asian="italic" style:font-style-complex="italic"/>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Sisukord1">
        <text:table-of-content-source text:outline-level="10">
          <text:index-title-template text:style-name="Contents_20_Heading">Sisukord</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Sisukord1_Head">
            <text:p text:style-name="Contents_20_Heading">Sisukord</text:p>
          </text:index-title>
          <text:p text:style-name="P12">The Research-Based Web Design &amp; Usability Guidelines<text:tab/>1</text:p>
          <text:p text:style-name="P11">Page Layout<text:tab/>1</text:p>
          <text:p text:style-name="P11">Content Organization<text:tab/>2</text:p>
          <text:p text:style-name="P11">Optimizing the User Experience<text:tab/>2</text:p>
          <text:p text:style-name="P11">Accessibility<text:tab/>2</text:p>
          <text:p text:style-name="P12">Web Application Design Patterns<text:tab/>3</text:p>
          <text:p text:style-name="P11">Application Main Page<text:tab/>3</text:p>
          <text:p text:style-name="P11">Navigation<text:tab/>4</text:p>
          <text:p text:style-name="P11">Rich Internet Applications<text:tab/>4</text:p>
          <text:p text:style-name="P13">Accessibility<text:tab/>4</text:p>
          <text:p text:style-name="P11">Visual design<text:tab/>5</text:p>
          <text:p text:style-name="P12">Yahoo! Design Pattern Library<text:tab/>6</text:p>
          <text:p text:style-name="P12">Usability Patterns for Applications on the World Wide Web<text:tab/>6</text:p>
        </text:index-body>
      </text:table-of-content>
      <text:h text:style-name="Heading_20_1" text:outline-level="1"/>
      <text:h text:style-name="Heading_20_1" text:outline-level="1">The Research-Based Web Design &amp; Usability Guidelines</text:h>
      <text:h text:style-name="Heading_20_2" text:outline-level="2">Page Layout</text:h>
      <text:p text:style-name="P1">Create pages that are not considered cluttered by users.</text:p>
      <text:p text:style-name="P1">Put important, clickable items in the same locations, and closer to the top of the page, where their location can be better estimated.</text:p>
      <text:p text:style-name="P1">Put the most important items at the top center of the Web page to facilitate users’ finding the information.</text:p>
      <text:p text:style-name="P3">Users generally look at the top center of a page first, then look left, then right, and finally begin systematically moving down the total Web page</text:p>
      <text:p text:style-name="P1">Structure pages so that items can be easily compared when users must analyze those items to discern similarities, differences, trends, and relationships.</text:p>
      <text:p text:style-name="P1">Establish a high-to-low level of importance for information and infuse this approach throughout each page on the Web site.</text:p>
      <text:p text:style-name="P1">To facilitate finding target information on a page, create pages that are not too crowded with items of information.</text:p>
      <text:p text:style-name="P3">Targets in sparse areas of the display (versus crowded areas) tended to be searched earlier and found faster.</text:p>
      <text:p text:style-name="P1">Visually align page elements, either vertically or horizontally.</text:p>
      <text:p text:style-name="P1">Use a fluid layout that automatically adjusts the page size to monitor resolution settings that are 1024x768 pixels or higher.</text:p>
      <text:p text:style-name="P1">Ensure that the location of headings and other page elements does not create the illusion that users have reached the top or bottom of a page when they have not.</text:p>
      <text:p text:style-name="P1">Make page-length decisions that support the primary use of the Web page.</text:p>
      <text:p text:style-name="P1">Limit the amount of white space (areas <text:s/>without text, graphics, etc.) on pages that are used for scanning and searching.</text:p>
      <text:p text:style-name="P1"><text:soft-page-break/>If reading speed is most important, use longer line lengths (75-100 characters per line). If acceptance of the Web site is most important, use shorter line lengths (fifty characters per line).</text:p>
      <text:p text:style-name="P3">Users read faster when line lengths are long. However, they tend to prefer shorter line lengths, even though reading shorter lines generally slows overall reading speed.</text:p>
      <text:p text:style-name="P1">Use frames when certain functions must remain visible on the screen as the user accesses other information on the site.</text:p>
      <text:h text:style-name="Heading_20_2" text:outline-level="2">Content Organization</text:h>
      <text:p text:style-name="Text_20_body">Organize information at each level of the Web site so that it shows a clear and logical structure to typical users.</text:p>
      <text:p text:style-name="Text_20_body">Structure each content page to facilitate scanning: use clear, well-located <text:s/>headings; short phrases and sentences; and small readable paragraphs.</text:p>
      <text:p text:style-name="P2">To facilitate the finding of information, place important headings high in the center section of a page.</text:p>
      <text:p text:style-name="P4">Ensure that all needed information is available and displayed on the page where and when it is needed.</text:p>
      <text:p text:style-name="P4">Group all related information and functions in order to decrease time spent searching or scanning.</text:p>
      <text:p text:style-name="P2">Text items that share the same background color typically will be seen as being related to each other.</text:p>
      <text:p text:style-name="P4">To allow users to efficiently find what they want, design so that the most common tasks can be successfully completed in the fewest number of clicks.</text:p>
      <text:p text:style-name="P4">Design quantitative information to reduce the time required to understand it.</text:p>
      <text:p text:style-name="P4">Limit page information only to that which is needed by users while on that page.</text:p>
      <text:p text:style-name="P2">When user information requirements cannot be precisely anticipated by the designer, allow users to tailor displays online.</text:p>
      <text:p text:style-name="P4">Provide information in multiple formats if the Web site has distinct audiences who will be interested in the same information.</text:p>
      <text:p text:style-name="P4">Use color to help users understand what does and does not go together.</text:p>
      <text:h text:style-name="Heading_20_2" text:outline-level="2">Optimizing the User Experience</text:h>
      <text:p text:style-name="P5">Do not have unsolicited windows or graphics “pop-up” to users.</text:p>
      <text:p text:style-name="P5">Allow users to perform tasks in the same sequence and manner across similar conditions.</text:p>
      <text:p text:style-name="P3">For example, users become accustomed to looking in either the left or right panels for additional information</text:p>
      <text:p text:style-name="P5">Provide users with appropriate feedback while they are waiting.</text:p>
      <text:h text:style-name="Heading_20_2" text:outline-level="2">Accessibility</text:h>
      <text:p text:style-name="P5">Ensure that all information conveyed with color is also available without color.</text:p>
      <text:h text:style-name="Heading_20_1" text:outline-level="1"><text:soft-page-break/>Web Application Design Patterns</text:h>
      <text:h text:style-name="Heading_20_2" text:outline-level="2">Application Main Page</text:h>
      <text:p text:style-name="Text_20_body">Inbox</text:p>
      <text:p text:style-name="P2">Show users a list of items they can act on or need to review.</text:p>
      <text:list xml:id="list37243124" text:style-name="L1">
        <text:list-item>
          <text:list>
            <text:list-header>
              <text:p text:style-name="P7">Allow users to set up reminders</text:p>
            </text:list-header>
          </text:list>
        </text:list-item>
      </text:list>
      <text:p text:style-name="Text_20_body">Control panel</text:p>
      <text:p text:style-name="P2">Show users a page with all available application function.</text:p>
      <text:list xml:id="list39164925" text:continue-numbering="true" text:style-name="L1">
        <text:list-item>
          <text:list>
            <text:list-header>
              <text:p text:style-name="P7">Highlight items that need attention.</text:p>
              <text:p text:style-name="P9"><text:span text:style-name="T1">Dashboard</text:span></text:p>
              <text:p text:style-name="P7">Offer users a single-page „dashboard“ view of information and metrics that they need to track, allow dripp down to into details.</text:p>
              <text:p text:style-name="P7">Match exception conditions to users' tasks</text:p>
              <text:p text:style-name="P7">Show information in context</text:p>
              <text:p text:style-name="P7">Display all required information on one screen</text:p>
              <text:p text:style-name="P7">Allow users to customize dashboards</text:p>
              <text:p text:style-name="P7">Allow users to drill down to view detailed information</text:p>
              <text:p text:style-name="P7">Allow users to transfer or share data</text:p>
              <text:p text:style-name="P10"><text:span text:style-name="T2">Portal</text:span></text:p>
              <text:p text:style-name="P7">Provide a central application that aggregates content and functionality from several different sources and not only presents users a unified look and feel, but also serves as a single launch pad or access point for those applications. Customization.</text:p>
              <text:p text:style-name="P7">Allow tailoring of content based on users' roles and needs</text:p>
              <text:p text:style-name="P7">Maintain a consistent appearance</text:p>
              <text:p text:style-name="P7">Automatically sign-in users to applications</text:p>
              <text:p text:style-name="P7">Allow users to customize portal's appearance</text:p>
              <text:p text:style-name="P9">Personalization</text:p>
              <text:p text:style-name="P7">Tailor users' experience by showing them personalized information based on their profiles, interaction patterns, and/or stated (or inferred) preferences and interests.</text:p>
              <text:p text:style-name="P7">Explicit personalization known facts about users</text:p>
              <text:p text:style-name="P7">Implicit personalization inferred interests from users' past interaction and transaction history</text:p>
              <text:p text:style-name="P7">Allow users to adjust their personalization preferences</text:p>
              <text:p text:style-name="P9">Customization</text:p>
              <text:p text:style-name="P7">Offer users customization features such as adding or removing content, choosing page layouts, adjusting appearance, adding or importing their own content.</text:p>
              <text:p text:style-name="P7">Content-level customization (filter content)</text:p>
              <text:p text:style-name="P7">Appearance customization</text:p>
              <text:p text:style-name="P7">Application customization (custom reports, custom fields...)</text:p>
              <text:p text:style-name="P7"><text:soft-page-break/>Minimize customization choices during registration</text:p>
              <text:p text:style-name="P7">Ensure that customization is optional</text:p>
              <text:p text:style-name="P10">Blank slate</text:p>
              <text:p text:style-name="P7">On the blank-slate page, answer questions that first-time users would have such as how to get started, what to do next, and what will the page look like when filled in with data.</text:p>
              <text:p text:style-name="P7">Offer users relevant tutorials or demos (short)</text:p>
              <text:p text:style-name="P7">Show users and example screenshot</text:p>
              <text:p text:style-name="P7">Assist users in the initial setup</text:p>
            </text:list-header>
          </text:list>
        </text:list-item>
      </text:list>
      <text:h text:style-name="Heading_20_2" text:outline-level="2">Navigation</text:h>
      <text:p text:style-name="Text_20_body">Wizards</text:p>
      <text:p text:style-name="P2">Guide users through steps, one at a time, in a predetermined sequence.</text:p>
      <text:p text:style-name="P2">Limit the number of steps (no more than 5-7)</text:p>
      <text:p text:style-name="P2">Clearly show wizard steps</text:p>
      <text:p text:style-name="P2">Begin with an overview page for very infrequently used wizards</text:p>
      <text:p text:style-name="P2">Summarize information on the wizard's last page</text:p>
      <text:p text:style-name="P2">Include as many defaults as possible</text:p>
      <text:p text:style-name="P2">Clearly indicate users' progress through the wizard</text:p>
      <text:p text:style-name="P2">Remove unnecessary links and ubttons in the wizard (even primary navigation)</text:p>
      <text:p text:style-name="P2">Allow users to save information and return to where they left off</text:p>
      <text:h text:style-name="Heading_20_2" text:outline-level="2">Rich Internet Applications</text:h>
      <text:p text:style-name="P4">Animations/transitions</text:p>
      <text:p text:style-name="P2">Use appropriate visual effects to direct users' attention to page changes.</text:p>
      <text:p text:style-name="P2">Because our peripheral vision is attuned to detect movement, using animations to direct users attention to changes on the page is a useful and effective technique, especially for RIAs, where the page does not refresh with changes in the page's content.</text:p>
      <text:p text:style-name="P2">Use transitions when introducing or removing content on a page</text:p>
      <text:p text:style-name="P2">Play animations briefly</text:p>
      <text:p text:style-name="P2">Avoid gratuitous animations (do not use to make the site look cool)</text:p>
      <text:p text:style-name="P4">Spotlight/yellow-fade</text:p>
      <text:p text:style-name="P2">Highlight changed area for a very brief period – like a spotlight – to create an animation-type effect that grabs user attention.</text:p>
      <text:h text:style-name="Heading_20_3" text:outline-level="3">Accessibility</text:h>
      <text:p text:style-name="P4">Progressive enhancement</text:p>
      <text:p text:style-name="P2">Design web applications such that they support progressive enhancement. In other words, support users who have older browsers or assistive technologies to access the web application for content and functionality, while also offering users with newer browsers and more advanced technology to experience enhanced features in the web application.</text:p>
      <text:p text:style-name="P2"><text:soft-page-break/>Begin by building regular simple web application</text:p>
      <text:p text:style-name="P2">Use DOM scripting to hijack links and form requests to use AJAX instead</text:p>
      <text:p text:style-name="P4">Semantic markup</text:p>
      <text:p text:style-name="P2">Convey the document's meaning using structural markup such that it clearly conveys the relationship between page elements and maintains the reading order of the content irrespective of the browser's ability to use CSS and/or render images.</text:p>
      <text:p text:style-name="P2">Structure docuemnts using headings and lists</text:p>
      <text:p text:style-name="P2">Use style sheets for layout and presentation </text:p>
      <text:p text:style-name="P2">Do not use style sheets to simulate structural markup</text:p>
      <text:p text:style-name="P4">Accessible form</text:p>
      <text:p text:style-name="P2">Lay out form elements and incorporate appropriate accessibility tags in the markup to make forms accessible to assistive technology users.</text:p>
      <text:p text:style-name="P2">Use &lt;label&gt; tags to identify corresponding form elements</text:p>
      <text:p text:style-name="P2">Group form controls using &lt;fieldset&gt; tags</text:p>
      <text:p text:style-name="P2">Make forms keyboard accessible</text:p>
      <text:p text:style-name="P2">Use JavaScript unobtrusively when used for form validation</text:p>
      <text:p text:style-name="P4">Accessible images</text:p>
      <text:p text:style-name="P2">Provide necessary text alternatives for images and minimize the use of superfluous graphics.</text:p>
      <text:p text:style-name="P2">Use and empty alt attribute for decorative images</text:p>
      <text:p text:style-name="P2">Use the <text:span text:style-name="T3">longdesc</text:span> attribute for detailed image descriptions</text:p>
      <text:p text:style-name="P2">Use meaningful text when desccribing images</text:p>
      <text:p text:style-name="P2">Avoid using text in graphics</text:p>
      <text:p text:style-name="P4">Accessible tables</text:p>
      <text:p text:style-name="P2">Use lists and CSS (tabular list)</text:p>
      <text:p text:style-name="P2">Use &lt;caption&gt; tag and summary attribute to establih context</text:p>
      <text:p text:style-name="P2">Identify row and column headers of data tables</text:p>
      <text:p text:style-name="P2">Use the headers attribute on cells of complete data tables</text:p>
      <text:p text:style-name="P4">Accessible navigation</text:p>
      <text:p text:style-name="P2">Allow users to access the page's main content without requiring them to go through persistent navigation and other elements located in the page's header area.</text:p>
      <text:p text:style-name="P2">Use headings in the markup to identify page structure</text:p>
      <text:h text:style-name="Heading_20_2" text:outline-level="2">Visual design</text:h>
      <text:p text:style-name="Text_20_body">Liquid-width layout</text:p>
      <text:p text:style-name="P2">Page content adjusts to screen size. Most users prefer liquid layout.</text:p>
      <text:p text:style-name="P2">It's OK to keep navigational areas as fixed width</text:p>
      <text:p text:style-name="P2">Adjust page elements to browse's window size</text:p>
      <text:p text:style-name="P4">Grid structure</text:p>
      <text:p text:style-name="P2"><text:soft-page-break/>Use a grid-based system for placing and aligning web page elements, giving <text:s/>web pages a visual structure and coherence and making it easy for users to understandd then content's organization.</text:p>
      <text:p text:style-name="P4">Visual hierarchy</text:p>
      <text:p text:style-name="P2">Design pages such that the visual hierarchy is obvious to users.</text:p>
      <text:p text:style-name="P2">Use contrast to establish visual hierarchy</text:p>
      <text:p text:style-name="P2">Group related information visually</text:p>
      <text:p text:style-name="P2">Place persistent elements in consistent locations</text:p>
      <text:p text:style-name="P4">Highlights</text:p>
      <text:p text:style-name="P2">Highlight selected or changed leements to direct users' attention to them.</text:p>
      <text:p text:style-name="P2">Highlight selected items in a list</text:p>
      <text:p text:style-name="P2">Use transient highlighting to inform users of page changes</text:p>
      <text:p text:style-name="P2">Use a lightbox effect to hightlight changes that require user response</text:p>
      <text:p text:style-name="P2">Keep highlighting approach consistent</text:p>
      <text:h text:style-name="Heading_20_1" text:outline-level="1">Yahoo! Design Pattern Library</text:h>
      <text:p text:style-name="Text_20_body">Page Grids</text:p>
      <text:p text:style-name="P2">A standardized grid provides a consistent and cohesive user and brand experience with flexibility for the designer to incorporate common and dynamic page elements, as well as different ad sizes, for a large quantity of websites that are created and maintained by many individuals.</text:p>
      <text:p text:style-name="Text_20_body">Left Navigation Bar</text:p>
      <text:p text:style-name="P2">A left navigation bar provides quick access to categorized content in a horizontally compact display space.</text:p>
      <text:p text:style-name="P4">Top Navigation Bar</text:p>
      <text:p text:style-name="P2">A top navigation bar provides quick access to categorized content in a vertically compact display space.</text:p>
      <text:h text:style-name="Heading_20_1" text:outline-level="1">Usability Patterns for Applications on the World Wide Web</text:h>
      <text:p text:style-name="Text_20_body">What They See is All They Get</text:p>
      <text:p text:style-name="P2">Design the web page content to display the most critical page elements in the upper left area of the page.</text:p>
      <text:p text:style-name="P2">Users on the web often do not scroll down long pages.</text:p>
      <text:p text:style-name="P4">Plan B</text:p>
      <text:p text:style-name="P2">How do you support users who are unable to perceive web page graphics?</text:p>
      <text:p text:style-name="P2">Whenever information is communicated graphically on a page, create an alternative to communicate the information without graphic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OpenSymbol" svg:font-family="OpenSymbol"/>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3pt" fo:font-style="normal"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Hans Mäesalu</meta:initial-creator>
    <meta:creation-date>2011-12-23T20:42:34.22</meta:creation-date>
    <dc:date>2012-01-19T19:03:56.37</dc:date>
    <dc:creator>Hans Mäesalu</dc:creator>
    <meta:editing-duration>P3DT14H2M</meta:editing-duration>
    <meta:editing-cycles>257</meta:editing-cycles>
    <meta:generator>OpenOffice.org/3.3$Win32 OpenOffice.org_project/330m20$Build-9567</meta:generator>
    <meta:document-statistic meta:table-count="0" meta:image-count="0" meta:object-count="0" meta:page-count="6" meta:paragraph-count="173" meta:word-count="1791" meta:character-count="11347"/>
  </office:meta>
</office:document-meta>
</file>